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20000002E636172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/>
      <style:text-properties officeooo:paragraph-rsid="00202ed2"/>
    </style:style>
    <style:style style:name="P6" style:family="paragraph" style:parent-style-name="Standard">
      <style:paragraph-properties fo:line-height="100%"/>
      <style:text-properties officeooo:paragraph-rsid="00219703"/>
    </style:style>
    <style:style style:name="P7" style:family="paragraph" style:parent-style-name="Standard">
      <style:paragraph-properties fo:line-height="100%"/>
      <style:text-properties officeooo:paragraph-rsid="002ca5d2"/>
    </style:style>
    <style:style style:name="P8" style:family="paragraph" style:parent-style-name="Standard">
      <style:paragraph-properties fo:line-height="100%"/>
      <style:text-properties officeooo:paragraph-rsid="003bd224"/>
    </style:style>
    <style:style style:name="P9" style:family="paragraph" style:parent-style-name="Standard">
      <style:paragraph-properties fo:line-height="100%"/>
      <style:text-properties officeooo:paragraph-rsid="003db19c"/>
    </style:style>
    <style:style style:name="P10" style:family="paragraph" style:parent-style-name="Standard">
      <style:paragraph-properties fo:line-height="100%"/>
      <style:text-properties officeooo:paragraph-rsid="004594bb"/>
    </style:style>
    <style:style style:name="P11" style:family="paragraph" style:parent-style-name="Standard">
      <style:paragraph-properties fo:line-height="100%"/>
      <style:text-properties officeooo:paragraph-rsid="004b661c"/>
    </style:style>
    <style:style style:name="P12" style:family="paragraph" style:parent-style-name="Standard">
      <style:paragraph-properties fo:line-height="0.635cm"/>
    </style:style>
    <style:style style:name="P13" style:family="paragraph" style:parent-style-name="Standard">
      <style:paragraph-properties fo:line-height="0.388cm"/>
    </style:style>
    <style:style style:name="P14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line-height="0.388cm"/>
      <style:text-properties fo:font-weight="bold" style:font-weight-asian="bold"/>
    </style:style>
    <style:style style:name="P16" style:family="paragraph" style:parent-style-name="Standard">
      <style:paragraph-properties fo:line-height="0.529cm" fo:text-align="center" style:justify-single-word="false"/>
      <style:text-properties fo:letter-spacing="-0.014cm" fo:font-weight="bold" style:font-weight-asian="bold"/>
    </style:style>
    <style:style style:name="P17" style:family="paragraph" style:parent-style-name="Standard">
      <style:paragraph-properties fo:line-height="0.529cm"/>
      <style:text-properties fo:letter-spacing="-0.014cm"/>
    </style:style>
    <style:style style:name="P18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weight="bold" style:font-weight-asian="bold"/>
    </style:style>
    <style:style style:name="P19" style:family="paragraph" style:parent-style-name="Standard" style:master-page-name="">
      <style:paragraph-properties fo:margin-left="7.601cm" fo:margin-right="0.199cm" fo:line-height="0.529cm" fo:text-align="start" style:justify-single-word="false" fo:orphans="2" fo:widows="2" fo:text-indent="1.3cm" style:auto-text-indent="false" style:page-number="auto" style:writing-mode="lr-tb"/>
    </style:style>
    <style:style style:name="P20" style:family="paragraph" style:parent-style-name="Standard">
      <style:paragraph-properties fo:margin-left="3.81cm" fo:margin-right="0cm" fo:line-height="100%" fo:text-align="justify" style:justify-single-word="false" fo:text-indent="-3.81cm" style:auto-text-indent="false"/>
      <style:text-properties officeooo:paragraph-rsid="00430c6d"/>
    </style:style>
    <style:style style:name="P21" style:family="paragraph" style:parent-style-name="Standard" style:master-page-name="Standard">
      <style:paragraph-properties fo:line-height="100%" style:page-number="auto"/>
    </style:style>
    <style:style style:name="P22" style:family="paragraph" style:parent-style-name="Standard">
      <style:paragraph-properties fo:line-height="100%"/>
      <style:text-properties officeooo:paragraph-rsid="005107ec"/>
    </style:style>
    <style:style style:name="P23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  <style:text-properties fo:letter-spacing="-0.014cm"/>
    </style:style>
    <style:style style:name="P24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fo:letter-spacing="-0.004cm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etter-spacing="-0.014cm"/>
    </style:style>
    <style:style style:name="T7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3"><text:span text:style-name="T1">Rental Agreement</text:span><text:tab/><text:tab/><text:tab/><text:tab/><text:tab/>Agreement No.: <text:span text:style-name="T7"><text:placeholder text:placeholder-type="text">&lt;o.name&gt;</text:placeholder></text:span></text:p>
      <text:p text:style-name="P18">SCHEDULE TO THE AGREEMENT OVERLOAF</text:p>
      <text:p text:style-name="P14"><text:line-break/>THE HIRER</text:p>
      <text:p text:style-name="P5">Full Name:<text:span text:style-name="T3"> <text:tab/><text:tab/></text:span><text:span text:style-name="T7"><text:placeholder text:placeholder-type="text">&lt;o.partner_id and o.partner_id.name or ''&gt;</text:placeholder></text:span></text:p>
      <text:p text:style-name="P6">NRIC/Passport/FIN:<text:tab/><text:span text:style-name="T7"><text:placeholder text:placeholder-type="text">&lt;o.partner_id and o.partner_id.nric or ''&gt;</text:placeholder></text:span></text:p>
      <text:p text:style-name="P7">Private Address: <text:tab/><text:span text:style-name="T7"><text:placeholder text:placeholder-type="text">&lt;o.partner_id and o.partner_id.street or ''&gt;</text:placeholder></text:span><text:span text:style-name="T7"> </text:span><text:span text:style-name="T7"><text:placeholder text:placeholder-type="text">&lt;o.partner_id and o.partner_id.street2 or ''&gt;</text:placeholder></text:span><text:span text:style-name="T3"> </text:span><text:span text:style-name="T7"><text:placeholder text:placeholder-type="text">&lt;o.partner_id and o.partner_id.country_id and o.partner_id.country_id.name or ''&gt;</text:placeholder></text:span><text:span text:style-name="T3"> </text:span>S(<text:span text:style-name="T7"><text:placeholder text:placeholder-type="text">&lt;o.partner_id and o.partner_id.zip or ''&gt;</text:placeholder></text:span>)</text:p>
      <text:p text:style-name="P8">Contact No.: <text:span text:style-name="T7"><text:placeholder text:placeholder-type="text">&lt;o.partner_id and o.partner_id.child_ids and o.partner_id.child_ids[0].name or ''&gt;</text:placeholder></text:span><text:span text:style-name="T7"> </text:span>(H) <text:span text:style-name="T7"><text:placeholder text:placeholder-type="text">&lt;o.partner_id and o.partner_id.child_ids and o.partner_id.child_ids[0].phone or ''&gt;</text:placeholder></text:span><text:span text:style-name="T3"> </text:span>(M) <text:span text:style-name="T7"><text:placeholder text:placeholder-type="text">&lt;o.partner_id and o.partner_id.child_ids and o.partner_id.child_ids[0].mobile or ''&gt;</text:placeholder></text:span></text:p>
      <text:p text:style-name="P22">Other Information:<text:tab/><text:span text:style-name="T7"><text:placeholder text:placeholder-type="text">&lt;o.note&gt;</text:placeholder></text:span></text:p>
      <text:p text:style-name="P14"><text:line-break/>THE EQUIPMENT (PIANO)</text:p>
      <text:p text:style-name="P11">Brand &amp; Model: <text:span text:style-name="T7"><text:placeholder text:placeholder-type="text">&lt;o.rental_line and o.rental_line[0].brand or ''&gt;</text:placeholder></text:span><text:span text:style-name="T7"> </text:span><text:span text:style-name="T7"><text:placeholder text:placeholder-type="text">&lt;o.rental_line and o.rental_line[0].model or ''&gt;</text:placeholder></text:span> S/No.: <text:span text:style-name="T7"><text:placeholder text:placeholder-type="text">&lt;o.rental_line and o.rental_line[0].serial_no or ''&gt;</text:placeholder></text:span><text:span text:style-name="T7"> </text:span>Value: <text:span text:style-name="T7"><text:placeholder text:placeholder-type="text">&lt;o.rental_line and o.rental_line[0].product_id.list_price or ''&gt;</text:placeholder></text:span></text:p>
      <text:p text:style-name="P14"><text:line-break/>TERMS / PAYMENTS</text:p>
      <text:p text:style-name="P3">The Hirer agrees to lease the abovementioned Equipment (Piano) from Music Lodge Pte Ltd, with</text:p>
      <text:p text:style-name="P9">Rental at:<text:tab/><text:tab/>SGD <text:span text:style-name="T7"><text:placeholder text:placeholder-type="text">&lt;o.rental_line and o.rental_line[0].product_qty*o.rental_line[0].price_unit or ''&gt;</text:placeholder></text:span><text:span text:style-name="T3"> </text:span>per month for a minimum of 6 months.</text:p>
      <text:p text:style-name="P20">Security Deposit:<text:tab/>SGD <text:span text:style-name="T7"><text:placeholder text:placeholder-type="text">&lt;o.rental_line and o.rental_line[0].deposit or ''&gt;</text:placeholder></text:span> (3 months of rental value), <text:span text:style-name="T4">refundable only after the first 6 months and on the return of piano in good condition.</text:span></text:p>
      <text:p text:style-name="P10">Transport cost:<text:tab/><text:tab/>SGD <text:span text:style-name="T7"><text:placeholder text:placeholder-type="text">&lt;o.rental_line and o.rental_line[0].transport_charge or ''&gt;</text:placeholder></text:span><text:span text:style-name="T3"> </text:span>(2-way transport)</text:p>
      <text:p text:style-name="P4">All rental payments to be made in advance on the 1st day of each month commencing on the</text:p>
      <text:p text:style-name="P4"><text:span text:style-name="T3">_________________________ </text:span>day of <text:span text:style-name="T3">________________________________________________</text:span> .</text:p>
      <text:p text:style-name="P16"><text:line-break/>DECLARATION BY HIRER</text:p>
      <text:p text:style-name="P17"><text:soft-page-break/>I hereby declare that all the details in the above schedule are correct and that before I signed this agreement: </text:p>
      <text:list xml:id="list2776700739398786771" text:style-name="WWNum1">
        <text:list-item>
          <text:p text:style-name="P23">The above schedule had been fully completed;</text:p>
        </text:list-item>
        <text:list-item>
          <text:p text:style-name="P23">I read and understood the terms and condition of hire printed overleaf;</text:p>
        </text:list-item>
        <text:list-item>
          <text:p text:style-name="P24"><text:span text:style-name="T6">I examined the equipment described above and satisfied myself that is good order and working condition</text:span>.</text:p>
        </text:list-item>
      </text:list>
      <text:p text:style-name="P12"/>
      <text:p text:style-name="P19"><text:span text:style-name="T2">Signed </text:span><text:span text:style-name="T5"><text:tab/><text:tab/><text:tab/><text:line-break/></text:span></text:p>
      <text:p text:style-name="P13"/>
      <text:p text:style-name="P13"><text:span text:style-name="T5">__________________________________</text:span><text:tab/><text:tab/><text:span text:style-name="T5">___________________________________</text:span></text:p>
      <text:p text:style-name="P15">Signature of hirer<text:tab/><text:tab/><text:tab/><text:tab/><text:tab/>Signature of Owner or on beha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6.401cm" svg:height="1.217cm" draw:z-index="1"><draw:image xlink:href="Pictures/10000201000000F20000002E636172EB.png" xlink:type="simple" xlink:show="embed" xlink:actuate="onLoad"/></draw:frame></text:p>
      </style:header>
      <style:footer>
        <text:p text:style-name="MP2"/>
        <text:p text:style-name="MP2">Music Lodge Pte Ltd</text:p>
        <text:p text:style-name="MP2">2019 Bukit Batok Street 23 #03-260 Singapore 659524 <text:s/>| <text:s/>p: +65 6762 6378 <text:s/>| <text:s/>e: kc@musiclodge.s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1</meta:editing-cycles>
    <meta:creation-date>2016-06-28T07:06:00</meta:creation-date>
    <dc:date>2016-07-01T19:25:44.568382402</dc:date>
    <meta:editing-duration>PT26M23S</meta:editing-duration>
    <meta:generator>LibreOffice/4.2.8.2$Linux_X86_64 LibreOffice_project/420m0$Build-2</meta:generator>
    <meta:document-statistic meta:table-count="0" meta:image-count="1" meta:object-count="0" meta:page-count="2" meta:paragraph-count="28" meta:word-count="298" meta:character-count="2351" meta:non-whitespace-character-count="20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